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681in"/>
    </style:style>
    <style:style style:name="co2" style:family="table-column">
      <style:table-column-properties fo:break-before="auto" style:column-width="1.278in"/>
    </style:style>
    <style:style style:name="co3" style:family="table-column">
      <style:table-column-properties fo:break-before="auto" style:column-width="3.3555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>
            <text:p>insert into Permiso values ('</text:p>
          </table:table-cell>
          <table:table-cell office:value-type="string">
            <text:p>Login</text:p>
          </table:table-cell>
          <table:table-cell table:formula="of:=CONCATENATE([.A1];[.B1];&quot;');&quot;)" office:value-type="string" office:string-value="insert into Permiso values ('Login');">
            <text:p>insert into Permiso values ('Login');</text:p>
          </table:table-cell>
        </table:table-row>
        <table:table-row table:style-name="ro2">
          <table:table-cell office:value-type="string">
            <text:p>insert into Permiso values ('</text:p>
          </table:table-cell>
          <table:table-cell office:value-type="string">
            <text:p>Recuperar contrasena</text:p>
          </table:table-cell>
          <table:table-cell table:formula="of:=CONCATENATE([.A2];[.B2];&quot;');&quot;)" office:value-type="string" office:string-value="insert into Permiso values ('Recuperar contrasena');">
            <text:p>insert into Permiso values ('Recuperar contrasena');</text:p>
          </table:table-cell>
        </table:table-row>
        <table:table-row table:style-name="ro1">
          <table:table-cell office:value-type="string">
            <text:p>insert into Permiso values ('</text:p>
          </table:table-cell>
          <table:table-cell office:value-type="string">
            <text:p>Camara</text:p>
          </table:table-cell>
          <table:table-cell table:formula="of:=CONCATENATE([.A3];[.B3];&quot;');&quot;)" office:value-type="string" office:string-value="insert into Permiso values ('Camara');">
            <text:p>insert into Permiso values ('Camara');</text:p>
          </table:table-cell>
        </table:table-row>
        <table:table-row table:style-name="ro1">
          <table:table-cell office:value-type="string">
            <text:p>insert into Permiso values ('</text:p>
          </table:table-cell>
          <table:table-cell office:value-type="string">
            <text:p>Listado Personas</text:p>
          </table:table-cell>
          <table:table-cell table:formula="of:=CONCATENATE([.A4];[.B4];&quot;');&quot;)" office:value-type="string" office:string-value="insert into Permiso values ('Listado Personas');">
            <text:p>insert into Permiso values ('Listado Personas');</text:p>
          </table:table-cell>
        </table:table-row>
        <table:table-row table:style-name="ro1">
          <table:table-cell office:value-type="string">
            <text:p>insert into Permiso values ('</text:p>
          </table:table-cell>
          <table:table-cell office:value-type="string">
            <text:p>Modificar Personas</text:p>
          </table:table-cell>
          <table:table-cell table:formula="of:=CONCATENATE([.A5];[.B5];&quot;');&quot;)" office:value-type="string" office:string-value="insert into Permiso values ('Modificar Personas');">
            <text:p>insert into Permiso values ('Modificar Personas');</text:p>
          </table:table-cell>
        </table:table-row>
        <table:table-row table:style-name="ro1">
          <table:table-cell office:value-type="string">
            <text:p>insert into Permiso values ('</text:p>
          </table:table-cell>
          <table:table-cell office:value-type="string">
            <text:p>Crear Personas</text:p>
          </table:table-cell>
          <table:table-cell table:formula="of:=CONCATENATE([.A6];[.B6];&quot;');&quot;)" office:value-type="string" office:string-value="insert into Permiso values ('Crear Personas');">
            <text:p>insert into Permiso values ('Crear Personas');</text:p>
          </table:table-cell>
        </table:table-row>
        <table:table-row table:style-name="ro1">
          <table:table-cell office:value-type="string">
            <text:p>insert into Permiso values ('</text:p>
          </table:table-cell>
          <table:table-cell office:value-type="string">
            <text:p>Listado Usuarios</text:p>
          </table:table-cell>
          <table:table-cell table:formula="of:=CONCATENATE([.A7];[.B7];&quot;');&quot;)" office:value-type="string" office:string-value="insert into Permiso values ('Listado Usuarios');">
            <text:p>insert into Permiso values ('Listado Usuarios');</text:p>
          </table:table-cell>
        </table:table-row>
        <table:table-row table:style-name="ro1">
          <table:table-cell office:value-type="string">
            <text:p>insert into Permiso values ('</text:p>
          </table:table-cell>
          <table:table-cell office:value-type="string">
            <text:p>Modificar Usuarios</text:p>
          </table:table-cell>
          <table:table-cell table:formula="of:=CONCATENATE([.A8];[.B8];&quot;');&quot;)" office:value-type="string" office:string-value="insert into Permiso values ('Modificar Usuarios');">
            <text:p>insert into Permiso values ('Modificar Usuarios');</text:p>
          </table:table-cell>
        </table:table-row>
        <table:table-row table:style-name="ro1">
          <table:table-cell office:value-type="string">
            <text:p>insert into Permiso values ('</text:p>
          </table:table-cell>
          <table:table-cell office:value-type="string">
            <text:p>Crear Usuarios</text:p>
          </table:table-cell>
          <table:table-cell table:formula="of:=CONCATENATE([.A9];[.B9];&quot;');&quot;)" office:value-type="string" office:string-value="insert into Permiso values ('Crear Usuarios');">
            <text:p>insert into Permiso values ('Crear Usuarios');</text:p>
          </table:table-cell>
        </table:table-row>
      </table:table>
      <table:table table:name="Sheet2" table:style-name="ta1" table:print="false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6">10/26/2019</text:date>, <text:time>18:51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isco Ferrari</meta:initial-creator>
    <meta:creation-date>2019-10-26T18:20:35.45</meta:creation-date>
    <dc:date>2019-10-26T18:51:12.27</dc:date>
    <dc:creator>Francisco Ferrari</dc:creator>
    <meta:editing-duration>PT30M37S</meta:editing-duration>
    <meta:editing-cycles>2</meta:editing-cycles>
    <meta:generator>OpenOffice/4.1.6$Win32 OpenOffice.org_project/416m1$Build-9790</meta:generator>
    <meta:document-statistic meta:table-count="3" meta:cell-count="27" meta:object-count="0"/>
  </office:meta>
</office:document-meta>
</file>